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40189" officeooo:paragraph-rsid="00140189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  <style:text-properties fo:font-size="12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000000"/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1.148cm" fo:min-width="2.529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2" style:family="graphic">
      <style:graphic-properties svg:stroke-width="0cm" svg:stroke-color="#000000" draw:marker-start="Arrowhead_20_1" draw:fill-color="#ffffff" draw:textarea-horizontal-align="justify" draw:textarea-vertical-align="middle" draw:auto-grow-height="false" fo:min-height="0.85cm" fo:min-width="3.5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cm" svg:stroke-color="#000000" draw:marker-start="Arrowhead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cm" svg:stroke-color="#000000" draw:marker-start="Arrowhead_20_1" draw:fill-color="#ffffff" draw:textarea-horizontal-align="justify" draw:textarea-vertical-align="middle" draw:auto-grow-height="false" fo:min-height="1.549cm" fo:min-width="2.4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cm" svg:stroke-color="#000000" draw:marker-start="" draw:marker-end="Arrowhead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cm" svg:stroke-color="#000000" draw:marker-start="" draw:marker-end="Arrowhead_20_1" draw:fill="none" draw:fill-color="#000000" draw:textarea-horizontal-align="justify" draw:textarea-vertical-align="middle" draw:auto-grow-height="false" fo:min-height="1.325cm" fo:min-width="4.1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cm" svg:stroke-color="#000000" draw:marker-start="" draw:marker-end="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cm" svg:stroke-color="#000000" draw:marker-start="" draw:marker-end="Arrowhead_20_1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cm" svg:stroke-color="#000000" draw:marker-start="" draw:marker-end="Arrowhead_20_1" draw:fill="none" draw:fill-color="#000000" draw:textarea-horizontal-align="justify" draw:textarea-vertical-align="middle" draw:auto-grow-height="false" fo:min-height="1.351cm" fo:min-width="4.5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1.15cm" fo:min-width="2.531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" draw:name="Kształt3" draw:style-name="gr2" draw:text-style-name="P3" svg:width="5.712cm" svg:height="1.348cm" svg:x="10.776cm" svg:y="13.48cm"><text:p text:style-name="P2"><text:span text:style-name="T1">W</text:span><text:span text:style-name="T1">c</text:span><text:span text:style-name="T1">z</text:span><text:span text:style-name="T1">y</text:span><text:span text:style-name="T1">t</text:span><text:span text:style-name="T1">a</text:span><text:span text:style-name="T1">j</text:span><text:span text:style-name="T1">:</text:span><text:span text:style-name="T1"> </text:span><text:span text:style-name="T1">l</text:span><text:span text:style-name="T1">i</text:span><text:span text:style-name="T1">c</text:span><text:span text:style-name="T1">z</text:span><text:span text:style-name="T1">b</text:span><text:span text:style-name="T1">a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0" draw:name="Kształt1" draw:style-name="gr1" draw:text-style-name="P3" svg:width="3.578cm" svg:height="1.622cm" svg:x="6.727cm" svg:y="2.42cm"><text:p text:style-name="P2"><text:span text:style-name="T1">STAR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Kształt4" draw:style-name="gr4" draw:text-style-name="P5" svg:width="4.975cm" svg:height="3.096cm" svg:x="5.96cm" svg:y="9.379cm"><text:p text:style-name="P2">wynik &lt;= 75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" draw:name="Kształt2" draw:style-name="gr5" draw:text-style-name="P4" svg:x1="8.474cm" svg:y1="7.581cm" svg:x2="8.474cm" svg:y2="9.405cm"><text:p/></draw:line><draw:custom-shape text:anchor-type="paragraph" draw:z-index="5" draw:name="Kształt6" draw:style-name="gr6" draw:text-style-name="P6" svg:width="4.155cm" svg:height="1.325cm" svg:x="6.41cm" svg:y="6.257cm"><text:p text:style-name="P2">wynik = 0</text:p><draw:enhanced-geometry svg:viewBox="0 0 21600 21600" draw:type="rectangle" draw:enhanced-path="M 0 0 L 21600 0 21600 21600 0 21600 0 0 Z N"/></draw:custom-shape><draw:line text:anchor-type="paragraph" draw:z-index="2" draw:name="Kształt5" draw:style-name="gr3" draw:text-style-name="P4" svg:x1="8.474cm" svg:y1="6.257cm" svg:x2="8.474cm" svg:y2="4.038cm"><text:p/></draw:line><draw:line text:anchor-type="paragraph" draw:z-index="7" draw:name="Kształt8" draw:style-name="gr5" draw:text-style-name="P4" svg:x1="13.686cm" svg:y1="10.94cm" svg:x2="13.686cm" svg:y2="13.48cm"><text:p/></draw:line><draw:frame text:anchor-type="paragraph" draw:z-index="8" draw:name="Kształt9" draw:style-name="gr8" draw:text-style-name="P8" svg:width="1.959cm" svg:height="0.503cm" svg:x="11.49cm" svg:y="10.437cm"><draw:text-box><text:p text:style-name="P2">TAK</text:p></draw:text-box></draw:frame><draw:line text:anchor-type="paragraph" draw:z-index="10" draw:name="Kształt2" draw:style-name="gr5" draw:text-style-name="P4" svg:x1="13.58cm" svg:y1="14.827cm" svg:x2="13.58cm" svg:y2="16.651cm"><text:p/></draw:line><draw:custom-shape text:anchor-type="paragraph" draw:z-index="9" draw:name="Kształt6" draw:style-name="gr9" draw:text-style-name="P9" svg:width="4.583cm" svg:height="1.352cm" svg:x="11.331cm" svg:y="16.628cm"><text:p text:style-name="P2"><text:span text:style-name="T1">wynik = wynik + liczba</text:span></text:p><draw:enhanced-geometry svg:viewBox="0 0 21600 21600" draw:type="rectangle" draw:enhanced-path="M 0 0 L 21600 0 21600 21600 0 21600 0 0 Z N"/></draw:custom-shape><draw:line text:anchor-type="paragraph" draw:z-index="11" draw:name="Kształt7" draw:style-name="gr7" draw:text-style-name="P4" svg:x1="3.209cm" svg:y1="10.913cm" svg:x2="5.961cm" svg:y2="10.913cm"><text:p/></draw:line><draw:line text:anchor-type="paragraph" draw:z-index="6" draw:name="Kształt7" draw:style-name="gr7" draw:text-style-name="P7" svg:x1="10.934cm" svg:y1="10.94cm" svg:x2="13.688cm" svg:y2="10.94cm"><text:p/></draw:line><draw:line text:anchor-type="paragraph" draw:z-index="12" draw:name="Kształt8" draw:style-name="gr5" draw:text-style-name="P4" svg:x1="3.209cm" svg:y1="10.913cm" svg:x2="3.209cm" svg:y2="13.453cm"><text:p/></draw:line><draw:line text:anchor-type="paragraph" draw:z-index="13" draw:name="Kształt7" draw:style-name="gr7" draw:text-style-name="P7" svg:x1="15.914cm" svg:y1="17.343cm" svg:x2="17.47cm" svg:y2="17.343cm"><text:p/></draw:line><draw:line text:anchor-type="paragraph" draw:z-index="14" draw:name="Kształt7" draw:style-name="gr7" draw:text-style-name="P7" svg:x1="17.47cm" svg:y1="8.453cm" svg:x2="17.47cm" svg:y2="17.343cm"><text:p/></draw:line><draw:line text:anchor-type="paragraph" draw:z-index="15" draw:name="Kształt8" draw:style-name="gr5" draw:text-style-name="P4" svg:x1="17.47cm" svg:y1="8.453cm" svg:x2="8.474cm" svg:y2="8.453cm"><text:p/></draw:line><draw:frame text:anchor-type="paragraph" draw:z-index="16" draw:name="Kształt9" draw:style-name="gr8" draw:text-style-name="P8" svg:width="1.959cm" svg:height="0.503cm" svg:x="3.5cm" svg:y="10.41cm"><draw:text-box><text:p text:style-name="P2">NIE</text:p></draw:text-box></draw:frame><draw:custom-shape text:anchor-type="paragraph" draw:z-index="17" draw:name="Kształt3" draw:style-name="gr2" draw:text-style-name="P3" svg:width="5.712cm" svg:height="1.348cm" svg:x="0.377cm" svg:y="13.427cm"><text:p text:style-name="P2"><text:span text:style-name="T1">Wypisz: wynik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8" draw:name="Kształt1" draw:style-name="gr10" draw:text-style-name="P3" svg:width="3.58cm" svg:height="1.624cm" svg:x="1.383cm" svg:y="16.549cm"><text:p text:style-name="P2"><text:span text:style-name="T1">STO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name="Kształt2" draw:style-name="gr5" draw:text-style-name="P4" svg:x1="3.209cm" svg:y1="14.774cm" svg:x2="3.209cm" svg:y2="16.598cm"><text:p/></draw:line>1. Program pobiera liczby wprowadzane przez użytkownika, aż do momentu, gdy ich suma przekroczy wartość 75 i wyświetla j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_20_1" draw:display-name="Arrowhead 1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9:43:02.871970579</meta:creation-date>
    <dc:date>2018-10-02T20:31:21.372715254</dc:date>
    <meta:editing-duration>PT5M4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9" meta:character-count="122" meta:non-whitespace-character-count="104"/>
  </office:meta>
</office:document-meta>
</file>